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1" svg:font-family="Calibri, Helvetica, sans-serif, EmojiFont, 'Apple Color Emoji', 'Segoe UI Emoji', NotoColorEmoji, 'Segoe UI Symbol', 'Android Emoji', EmojiSymbols"/>
    <style:font-face style:name="Calibri" svg:font-family="Calibri, Helvetica, sans-serif, serif, EmojiFont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Calibri" fo:font-size="12pt" fo:letter-spacing="normal" fo:font-style="normal" fo:font-weight="normal" loext:padding="0in" loext:border="none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Calibri" fo:font-size="12pt" fo:letter-spacing="normal" fo:font-style="normal" fo:font-weight="normal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fo:font-size="12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Calibri" fo:font-size="12pt" fo:letter-spacing="normal" fo:font-style="normal" fo:font-weight="normal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inherit" fo:font-size="12pt" fo:letter-spacing="normal" fo:font-style="normal" fo:font-weight="normal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fo:letter-spacing="normal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Calibri1" fo:font-size="12pt" fo:letter-spacing="normal" fo:font-style="normal" fo:font-weight="normal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loext:padding="0in" loext:border="none"/>
    </style:style>
    <style:style style:name="P10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000000" style:font-name="Calibri" fo:font-size="12pt" fo:letter-spacing="normal" fo:font-style="normal" fo:font-weight="normal" loext:padding="0in" loext:border="none"/>
    </style:style>
    <style:style style:name="T1" style:family="text">
      <style:text-properties style:font-name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AMPLES</text:p>
      <text:p text:style-name="P8"/>
      <text:p text:style-name="P3">Example 1 (num_vars operation)</text:p>
      <text:p text:style-name="P4">6</text:p>
      <text:p text:style-name="P4">abc+def-2hi+j+3k-mn=4-35hi</text:p>
      <text:p text:style-name="P4">2abc-def+hi+2j+k-3mn+0.24=20-0.25</text:p>
      <text:p text:style-name="P4">abc+3def-3hi-j+2k+mn=-15-12abc+17def</text:p>
      <text:p text:style-name="P4">5abc+2def-hi-j+2k+mn-15=-3</text:p>
      <text:p text:style-name="P4">-3abc-def+2hi+3j+k+3mn=-12+3def</text:p>
      <text:p text:style-name="P4">4abc+3def+hi-6j-5k-3mn=-19-4abc</text:p>
      <text:p text:style-name="P4">num_vars</text:p>
      <text:p text:style-name="P4">6</text:p>
      <text:p text:style-name="P5">Example 2 (equation i operation)</text:p>
      <text:p text:style-name="P4">equation 1</text:p>
      <text:p text:style-name="P4">1abc+1def+33hi+1j+3k-1mn=4</text:p>
      <text:p text:style-name="P4">equation 2</text:p>
      <text:p text:style-name="P4">2abc-1def+1hi+2j+1k-3mn=18</text:p>
      <text:p text:style-name="P4">equation 3</text:p>
      <text:p text:style-name="P4">13abc-14def-3hi-1j+2k+1mn=-15</text:p>
      <text:p text:style-name="P4">equation 4</text:p>
      <text:p text:style-name="P4">5abc+2def-1hi-1j+2k+1mn=12</text:p>
      <text:p text:style-name="P4">equation 5</text:p>
      <text:p text:style-name="P4">-3abc-4def+2hi+3j+1k+3mn=-12</text:p>
      <text:p text:style-name="P4">equation 6</text:p>
      <text:p text:style-name="P4">8abc+3def+1hi-6j-5k-3mn=-19</text:p>
      <text:p text:style-name="P9"/>
      <text:p text:style-name="P4">Example 3 (column operation)</text:p>
      <text:p text:style-name="P4">column abc</text:p>
      <text:p text:style-name="P4">1</text:p>
      <text:p text:style-name="P4">2</text:p>
      <text:p text:style-name="P4">13</text:p>
      <text:p text:style-name="P4">5</text:p>
      <text:p text:style-name="P4">-3</text:p>
      <text:p text:style-name="P4">8</text:p>
      <text:p text:style-name="P4">column def</text:p>
      <text:p text:style-name="P4">1</text:p>
      <text:p text:style-name="P4">-1</text:p>
      <text:p text:style-name="P4">-14</text:p>
      <text:p text:style-name="P4">2</text:p>
      <text:p text:style-name="P4">-4</text:p>
      <text:p text:style-name="P4"><text:soft-page-break/>3</text:p>
      <text:p text:style-name="P4">column mn</text:p>
      <text:p text:style-name="P4">-1</text:p>
      <text:p text:style-name="P4">-3</text:p>
      <text:p text:style-name="P4">1</text:p>
      <text:p text:style-name="P4">1</text:p>
      <text:p text:style-name="P4">3</text:p>
      <text:p text:style-name="P4">-3</text:p>
      <text:p text:style-name="P1"/>
      <text:p text:style-name="P6"> </text:p>
      <text:p text:style-name="Text_20_body"/>
      <text:p text:style-name="P7">Example 4 (Add operation)</text:p>
      <text:p text:style-name="P4">3</text:p>
      <text:p text:style-name="P4">3abc-4xyz-klm=5-6def</text:p>
      <text:p text:style-name="P4">4def-6xyz-9+3iee=abc-2</text:p>
      <text:p text:style-name="P4">abc-oop+5def=9+you</text:p>
      <text:p text:style-name="P4">add 1 2</text:p>
      <text:p text:style-name="P4">2abc+10def+3iee-1klm-10xyz=12</text:p>
      <text:p text:style-name="P4">add 1 3</text:p>
      <text:p text:style-name="P4">4abc+11def-1oop-1klm-1you-4xyz=14</text:p>
      <text:p text:style-name="P4">add 2 3</text:p>
      <text:p text:style-name="P4">0abc+9def-1oop+3iee-1you-6xyz=16</text:p>
      <text:p text:style-name="P4"/>
      <text:p text:style-name="P4"><text:span text:style-name="T1">Example 5 (Subtract</text:span> <text:span text:style-name="T1">operation)</text:span></text:p>
      <text:p text:style-name="P4">subtract 1 2</text:p>
      <text:p text:style-name="P4">4abc+2def-3iee-1klm+2xyz=-2</text:p>
      <text:p text:style-name="P4">subtract 2 3</text:p>
      <text:p text:style-name="P4">-2abc-1def+1oop+3iee+1you-6xyz=-2</text:p>
      <text:p text:style-name="P4">subtract 1 3</text:p>
      <text:p text:style-name="P4">2abc+1def+1oop-1klm+1you-4xyz=-4</text:p>
      <text:p text:style-name="P4"/>
      <text:p text:style-name="P4"><text:span text:style-name="T1">Example 6 (Substitute</text:span> <text:span text:style-name="T1">operation)</text:span></text:p>
      <text:p text:style-name="P4">substitute abc 1 2</text:p>
      <text:p text:style-name="P4">-2def-3iee-0.333333klm+4.66667xyz=12</text:p>
      <text:p text:style-name="P4">substitute abc 1 3</text:p>
      <text:p text:style-name="P4">-3def+1oop-0.333333klm+1you-1.33333xyz=14</text:p>
      <text:p text:style-name="P4">substitute abc 2 3</text:p>
      <text:p text:style-name="P4">-1def+1oop+3iee+1you-6xyz=16</text:p>
      <text:p text:style-name="P4">substitute xyz 1 2</text:p>
      <text:p text:style-name="P4"><text:soft-page-break/>0.916667abc+0.833333def-0.5iee-0.25klm=12</text:p>
      <text:p text:style-name="P4">substitute def 1 2</text:p>
      <text:p text:style-name="P4">0.75abc-0.75iee-0.166667klm+0.833333xyz=12</text:p>
      <text:p text:style-name="P4">substitute def 1 3</text:p>
      <text:p text:style-name="P4">0.3abc+0.2oop-0.166667klm+0.2you-0.666667xyz=14</text:p>
      <text:p text:style-name="P4">substitute def 2 3</text:p>
      <text:p text:style-name="P2">-0.45abc+0.2oop+0.75iee+0.2you-1.5xyz=16</text:p>
      <text:p text:style-name="P4"/>
      <text:p text:style-name="P7">10  </text:p>
      <text:p text:style-name="P7">5sayed+8ahmed+7eslam+4mohamed+6ali+2ebrahim-5ahmed=5  </text:p>
      <text:p text:style-name="P7">5ahmed-4sobhy+7mohamed+8eslam+9ebrahim+ali+7sayed+mahmoud+5sobhy=7 </text:p>
      <text:p text:style-name="P7">8ahmed-2mohamed-5eslam+3ebrahim+4mahmoud+3ali+7sayed-4sobhy+2reda=4  </text:p>
      <text:p text:style-name="P7">4ahmed+2mohamed+2ebrahim+8reda+3mahmoud+6sobhy+9ali+8sayed+4eslam=2  </text:p>
      <text:p text:style-name="P7">7ahmed+8mohamed+4ebrahim+3mahmoud+2sobhy+reda+3ali+9sayed=7  </text:p>
      <text:p text:style-name="P7">5ahmed+7sayed+2mahmoud-6eslam+4ebrahim+9mohamed+8ali-3sobhy+4reda=8  </text:p>
      <text:p text:style-name="P7">ahmed+5mahmoud+8ali+mohamed+7eslam+6ebrahim+3sayed+3sobhy+5reda=8  ali+sayed+2ahmed+4mohamed+2eslam+6reda-3ebrahim+5mahmoud+6sobhy=15-9  </text:p>
      <text:p text:style-name="P7">ali+sayed-eslam+ebrahim+mahmoud+ahmed+mohamed+sobhy+reda=19-10 </text:p>
      <text:p text:style-name="P7">3ahmed+6ali+4mohamed+3moataz+5sayed+2ebrahim+7eslam=8 </text:p>
      <text:p text:style-name="P10"/>
      <text:p text:style-name="P4"><text:span text:style-name="T1">Example 7 (D operation)</text:span>  </text:p>
      <text:p text:style-name="P4">D </text:p>
      <text:p text:style-name="P4">1       1       -2      1       3       0 </text:p>
      <text:p text:style-name="P4">2       -1      1       2       1       -3 </text:p>
      <text:p text:style-name="P4">1       3       1       -1      2       1 </text:p>
      <text:p text:style-name="P4">5       2       -1      -1      2       13 </text:p>
      <text:p text:style-name="P4">-3      -1      0       3       1       3 </text:p>
      <text:p text:style-name="P4">4       3       1       -6      -5      -3 </text:p>
      <text:p text:style-name="P6"> </text:p>
      <text:p text:style-name="P4"><text:span text:style-name="T1">Example 8 (D abc operation)</text:span></text:p>
      <text:p text:style-name="P4">D abc </text:p>
      <text:p text:style-name="P4">4       1       -2      1       3       0 </text:p>
      <text:p text:style-name="P4">19.75   -1      1       2       1       -3 </text:p>
      <text:p text:style-name="P4">-15     3       1       -1      2       1 </text:p>
      <text:p text:style-name="P4">-3      2       -1      -1      2       13 </text:p>
      <text:p text:style-name="P4">-12     -1      0       3       1       3 </text:p>
      <text:p text:style-name="P4">-31     3       1       -6      -5      -3 </text:p>
      <text:p text:style-name="P6"> </text:p>
      <text:p text:style-name="P4">Example 9 (D_value operation)</text:p>
      <text:p text:style-name="P4">5216 </text:p>
      <text:p text:style-name="P6"><text:soft-page-break/> </text:p>
      <text:p text:style-name="P4"><text:span text:style-name="T1">Example 10 (solve operation)</text:span> </text:p>
      <text:p text:style-name="P4">abc=2.8587 </text:p>
      <text:p text:style-name="P4">def=-16.7458 </text:p>
      <text:p text:style-name="P4">hi=2.4768 </text:p>
      <text:p text:style-name="P4">j=-9.36618 </text:p>
      <text:p text:style-name="P4">k=10.7356 </text:p>
      <text:p text:style-name="P4">mn=-0.935583 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1" svg:font-family="Calibri, Helvetica, sans-serif, EmojiFont, 'Apple Color Emoji', 'Segoe UI Emoji', NotoColorEmoji, 'Segoe UI Symbol', 'Android Emoji', EmojiSymbols"/>
    <style:font-face style:name="Calibri" svg:font-family="Calibri, Helvetica, sans-serif, serif, EmojiFont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14T16:28:21.677523283</meta:creation-date>
    <dc:date>2020-04-14T16:28:33.882458155</dc:date>
    <meta:editing-duration>PT15S</meta:editing-duration>
    <meta:editing-cycles>1</meta:editing-cycles>
    <meta:document-statistic meta:table-count="0" meta:image-count="0" meta:object-count="0" meta:page-count="4" meta:paragraph-count="118" meta:word-count="250" meta:character-count="2713" meta:non-whitespace-character-count="2199"/>
    <meta:generator>LibreOffice/6.4.2.2$Linux_X86_64 LibreOffice_project/4e471d8c02c9c90f512f7f9ead8875b57fcb1ec3</meta:generator>
  </office:meta>
</office:document-meta>
</file>